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spekt do projektu „APEX Store Premium”.</text:p>
      <text:p text:style-name="Standard"/>
      <text:p text:style-name="P2">Określenie profilu firmy.</text:p>
      <text:p text:style-name="Standard"/>
      <text:p text:style-name="P2">Oferta dzierżawy chmury obliczeniowej Oracle Cloud.</text:p>
      <text:p text:style-name="Standard"/>
      <text:p text:style-name="Standard"><text:tab/>Bez cienia wątpliwości większość dyrektorów do spraw IT na całym Świecie wie, że rozwiązania chmurowe drastycznie redukują koszty utrzymania infrastruktury informatycznej firmy. Z dwóch powodów. Pierwszym powodem, są niższe koszty zasobów sprzętowych. Dzierżawienie serwera, w tym dodatkowych komponentów, takich, jak dyski twarde, procesory i licencja na oprogramowanie, jest tańsze, niż kupowanie tych komponentów na własność. A drugi powód jest taki, iż zarządzanie serwerem w chmurze, jest bardzo łatwe. I może to robić osoba, która nie jest specjalistą w tej dziedzinie. Przede wszystkim nie musimy już zatrudniać wysoko-opłacanego administratora serwera, ani administratora baz danych. Przeciętny administrator serwerowy zarabia około 5 000 euro miesięcznie, tyle samo też zarabia administrator baz danych. Korzystając z usługi chmury obliczeniowej, praktycznie wszystkie kwestie, jak zarządzanie wirtualną siecią komputerową, domenami internetowymi, instancjami wirtualnych maszyn, instancjami baz danych – możemy sobie wyklikać, na interfejsie użytkownika. I może to zrobić sam prezes (menedżer) waszej firmy. Wszelkie komponenty chmurowe, które potrzebuje i z których korzysta Państwa firma są zamawiane, i instalowane w chmurze, po kliknięciu w odpowiednie pozycje w menu, w panelu menedżera konta chmurowego.</text:p>
      <text:p text:style-name="Standard"><text:tab/>Idąc dalej tym tropem. Wiemy, że na światowym rynku chmur obliczeniowych, wypada usługa Oracle Cloud, detronizując swoją konkurencję – Microsoft Azure, Amazon Web Service, czy Google Cloud. Choćby z powodu najniższych cen za dzierżawę zasobów sprzętowych. A także za dostęp, do najbardziej popularnej na Świecie platformy nisko-kodowej Oracle Application Express, opartej na pracy autonomicznej instancji bazy danych Oracle w wersji 21C.</text:p>
      <text:p text:style-name="Standard"><text:tab/>Nasza firma oferuję Państwu kompleksowy plan migracji waszego biznesu do chmury Oracle Cloud. Według oficjalnego cennika miesięczny koszt licencji na instancję autonomicznej bazy danych Oracle w wersji 21C wynosi dokładnie 150 euro – przy wykorzystaniu przestrzeni dyskowej o wielkości 20 gigabajtów. Natomiast za każdy dodatkowy jeden gigabajt pamięci dyskowy – płacimy 10 eurocentów. Bez wątpienia jest to bardzo atrakcyjna cena. Nasz przedstawiciel handlowy, przeszkoli Państwa jak utworzyć konto menedżera w Oracle Cloud Infrastructure (OCI). Mamy na swoim kanale YouTube kompleksowe filmy instruktażowe – jak wykonywać pierwsze kroki w obsłudze OCI. Dlatego już teraz zwolnij z pracy swojego administratora serwerowego i przejdź do OCI.</text:p>
      <text:p text:style-name="Standard"/>
      <text:p text:style-name="P2">Oferta programowania w platformie Oracle Application Express.</text:p>
      <text:p text:style-name="Standard"/>
      <text:list xml:id="list8720573603713589588" text:style-name="L1">
        <text:list-item>
          <text:p text:style-name="P5">Sprzedaż gotowych aplikacji APEX,</text:p>
        </text:list-item>
        <text:list-item>
          <text:p text:style-name="P5">Sprzedaż filmów i tutoriali edukacyjnych,</text:p>
        </text:list-item>
        <text:list-item>
          <text:p text:style-name="P5">Sprzedaż gotowych testów kompetencji dla procesów rekrutacyjnych,</text:p>
        </text:list-item>
        <text:list-item>
          <text:p text:style-name="P5">Pośrednictwo pracy.</text:p>
        </text:list-item>
      </text:list>
      <text:p text:style-name="Standard"/>
      <text:p text:style-name="Standard"><text:tab/>W obecnych czasach, wielkim fenomenem na rynku produkcji oprogramowania na całym Świecie, są oczywiście platformy nisko-kodowe (low-code) i niekodowe (no-code). To właśnie te platformy w sposób bardzo drastyczny redukują koszty zatrudniania programistów dla dowolnej organizacji rządowej czy prywatnej firmy. Po prostu menedżer firmy, zamiast płacić za wiele godzin pracy programisty, może sobie wiele rozwiązań, które są mu potrzebne w używanej aplikacji, wyklikać na interfejsie. To co da się wyklikać w platformie nisko-kodowej, tworzy konkretny wygląd Państwa strony internetowej lub aplikacji, zgodnie z zamysłem menedżera. Natomiast, te kwestie które nie można wyklikać, programista konkretnej technologii zaprogramuje władnym kodem. Jednak ostatecznie rzecz biorąc, ilość godzin jaki musi przepracować programista, <text:soft-page-break/>jest na ogół o 80 procent mniejszy, niż w organizacji, która nie korzysta z platform nisko-kodowych.</text:p>
      <text:p text:style-name="Standard"><text:tab/>I podobnież jak w sytuacji na rynku chmur obliczeniowych, firma Oracle Corporation, dosyć dobrze konkuruje na rynku platform nisko-kodowych i nie-kodowych. Najbardziej popularne platformy nisko-kodowe to Microsoft Power Apps, Wix.com, Bubble. Natomiast ponad nich wszystkich, dominuje właśnie Oracle Application Express. Oracle APEX, jest platformą najbardziej konkurencyjną i pod względem cenowo-kosztowym. I pod względem jakości produktu. Choćby z tego powodu, iż APEX działa na silniku bazy danych Oracle Enterprise 21C. Gdzie z kolei bazy danych Oracle, także dominują na rynku producentów baz danych.</text:p>
      <text:p text:style-name="Standard"><text:tab/>Nasza firma oferuje państwu konsultację w zakresie wdrażania rozwiązań chmurowych, i tworzenia aplikacji APEX, poprzez wideokonferencje. A także oferujemy Państwu nasze usług programistyczne w tej konkretnej technologi. Nasz zespół programistów tworzył rozbudowane aplikacje, dla wielu spółek Skarbu Państwa Polskiego, z branży bankowej, ubezpieczeniowej, logistycznej i farmaceutycznej. Wystarczy, że napiszecie Państwo wiadomość do naszego przedstawiciela handlowego, aby ten wycenił koszt wykonania aplikacji na zamówienie.</text:p>
      <text:p text:style-name="Standard"><text:tab/>Oprócz wykonywania aplikacji na zamówienie dla konkretnego klienta, posiadamy także w swoim sklepie produktów elektronicznych, cztery gotowe aplikację APEX, dostępne w językach polskim, angielskim, niemieckim, arabskim. Aplikacje te, są idealnie dostosowane do każdego rodzaju biznesu.:</text:p>
      <text:list xml:id="list5622321313328701015" text:style-name="L2">
        <text:list-item>
          <text:p text:style-name="P6">Aplikacja e-commerce, jako sklep internetowy, z obsługą koszyka zakupowego, i płatnościami klienta w serwisie PayPal, i innych,</text:p>
        </text:list-item>
        <text:list-item>
          <text:p text:style-name="P6">Aplikacja do rezerwacji pokoi hotelowych przez pracownika recepcji. Aplikacja ta zarządza rezerwacjami na pokoje i stoliki w restauracji,</text:p>
        </text:list-item>
        <text:list-item>
          <text:p text:style-name="P6">Aplikacja do zarządzania stanem magazynu, i kolejkami zamówień przychodzących i wychodzących.</text:p>
        </text:list-item>
        <text:list-item>
          <text:p text:style-name="P6">Aplikacja typu elektroniczna księga korespondencji. Aplikacja ta, służy do ewidencjonowania listów i paczek, przychodzących i wychodzących. Generuje także pliki PDF na urządzeniu klienta, zawierające treść korespondencji e-mailowej.</text:p>
        </text:list-item>
      </text:list>
      <text:p text:style-name="Standard"/>
      <text:p text:style-name="Standard"><text:tab/>Każda z tych aplikacji możesz kupić o pobrać do swojej platformy APEX. Wystarczy, że dodasz produkt do koszyka, zapłacisz przez serwis PayPal, i wybierzesz przycisk „Pobierz”.</text:p>
      <text:p text:style-name="Standard"/>
      <text:p text:style-name="P2">Program partnerski – system zarabiania dla naszych użytkowników.</text:p>
      <text:p text:style-name="Standard"/>
      <text:p text:style-name="Standard"><text:tab/>Szanowni Państwo. Jest to oferta zarabiania przy wspieraniu naszej kampanii reklamowej. Chcemy zaproponować Państwu nasz program współpracy partnerskiej, którego może skorzystać każdy użytkownik na całym Świecie. Nasz program daje dwie możliwości zarabiania w naszym projekcie.</text:p>
      <text:p text:style-name="Standard"><text:tab/>Pierwsza możliwość, to promowanie naszej strony internetowej w mediach społecznościowych. Każdy nowo zarejestrowany użytkownik, ma do swojego profilu przypisany indywidualny permalink, a także konto finansowe prowadzone w walucie euro. Permalink, na samym końcu, ma czterocyfrowy numer, który jest identyfikatorem użytkownika w naszej bazie danych. Każde kliknięcie / wejście na stronę pod tym permalinkiem – adresem URL, przez nowego użytkownika na nowym urządzeniu, spowoduje zasilenie Twojego konta w naszym systemie o kwotę jeden euro i siedemdziesiąt eurocentów netto. I gdy tylko kwota salda Twojego konta przekroczy kwotę pięćset euro, wówczas będziesz mógł sobie te pieniądze przelać na swoje konto bankowe, podając numer IBAN.</text:p>
      <text:p text:style-name="Standard"><text:tab/>Jeśli masz duże zasięgi w swoim mediach społecznościowych, wystarczy, że umieścisz swój permalink na swoim profilu, Facebook, Instagram, czy TitTok. I jeśli na ten link kliknie ponad 335 osób – to już na czysto masz zagrabione pięćset euro.</text:p>
      <text:p text:style-name="Standard"><text:tab/>Druga możliwość, zarabiania pieniędzy, jest przeznaczona dla programistów języka PL/SQL i platformy Oracle Application Express, jeśli masz jakieś gotowe napisane przez Ciebie aplikację <text:soft-page-break/>APEX, w dowolnym języku, np. w angielskim, arabskim, lub niemieckim. Wówczas możesz tę aplikację sprzedawać w naszej sklepie pod marką „Oracle Store Premium”, za przez Ciebie ustaloną cenę stałą w walucie euro. I tak dla przykładu, jeśli klient w naszym sklepie, wrzuci kilka gotowych aplikacji APEX, do swojego koszyka zakupowego. I jedna z tych aplikacji będzie Twoje autorstwa w cenie dziesięciu euro. Wówczas jeśli klient zapłaci zapłaci za cały koszyk, Ty automatycznie na swoim koncie masz przypisane te dziesięć euro. I jeśli te saldo przekroczy kwotę pięćset euro. Wówczas, te możesz będzie mógł przelać na swojego konto. Nie musisz wystawiać żadnych faktur, ani podpisywać żadnych umów. Wystarczy, tylko się zarejestrować i opłacić podstawową subskrypcję (4,99 euro).</text:p>
      <text:p text:style-name="Standard"/>
      <text:p text:style-name="P2">Opis produktów w sklepie.</text:p>
      <text:p text:style-name="Standard"/>
      <text:p text:style-name="P2">Opis gotowych aplikacji i komponentów APEX w naszym sklepie.</text:p>
      <text:p text:style-name="Standard"/>
      <text:p text:style-name="P3">Your shop (e-commerce)</text:p>
      <text:p text:style-name="Standard"/>
      <text:p text:style-name="Standard"><text:tab/>Opis...</text:p>
      <text:p text:style-name="Standard"/>
      <text:p text:style-name="P3">Hotel reception</text:p>
      <text:p text:style-name="Standard"/>
      <text:p text:style-name="Standard"><text:tab/>Opis...</text:p>
      <text:p text:style-name="Standard"/>
      <text:p text:style-name="P3">Warehouse manager</text:p>
      <text:p text:style-name="Standard"/>
      <text:p text:style-name="Standard"><text:tab/>Opis...</text:p>
      <text:p text:style-name="Standard"/>
      <text:p text:style-name="P3">Correspondence Record Book</text:p>
      <text:p text:style-name="Standard"/>
      <text:p text:style-name="Standard"><text:tab/>Opis...</text:p>
      <text:p text:style-name="Standard"/>
      <text:p text:style-name="Standard">Opis pozostałych produktów w naszym sklepie..</text:p>
      <text:p text:style-name="Standard"/>
      <text:p text:style-name="Standard"><text:tab/>Opis...</text:p>
      <text:p text:style-name="Standard"/>
      <text:p text:style-name="P2">Dla inwestorów.</text:p>
      <text:p text:style-name="P4"/>
      <text:p text:style-name="P4"><text:tab/>Nasza firma działająca pod marką „apex4.biz”, oraz „APEX Store Premium”, jest nowo-powstałą organizacją na terenie Polski, jednak zrzeszająca dobrze doświadczonych programistów języka PL/SQL i JavaScript MLE. W tym programistów, posiadających certyfikat jakości Oracle OCP i OCM. Nasi inżynierowie – programiści, mają duże doświadczenie w pracy dla dużych i średnich firm z terenu Polski. Mając jednocześnie rekomendowani od tych właśnie firm. Niestety nasza marka poza Polską, jeszcze nie jest rozpoznawalna na szerszym rynku światowym.</text:p>
      <text:p text:style-name="P4"><text:tab/>W związku z czym, poszukujemy inwestorów do kwoty pięćdziesięciu tysięcy złotych polskich (PLN – to jest około 12 000 EUR). Aby utworzyć nową spółkę z ograniczoną odpowiedzialnością, na terenie miasta Gdynia. Spółka przejęłaby nasze nowo powstałe marki, oraz sklep sprzedaży produktów elektronicznych (gotowe aplikacje platformy APEX, i kursy wideo na portalu YouTube). Inwestując w naszą spółkę, stajesz się jej udziałowcem, do wysokości wniesionego kapitału pieniężnego.</text:p>
      <text:p text:style-name="P4"><text:tab/>Sam przebieg inwestycji będzie podzielony na kilka etapów. A czas i terminy realizacji tych etapów, będzie uzależniony od ilości inwestorów, i kapitału pieniężnego jaki uda nam się pozyskać. I tak w pierwszej kolejności, uformujemy nową spółkę z ograniczoną odpowiedzialnością, rejestrowaną w polskim rejestrze sądowym, tworząc nowe biuro – sekretariat zarządu. Następnie <text:soft-page-break/>chcemy utworzyć własne studio nagraniowe, do nagrywania filmów edukacyjnych i promocyjnych, typowo we formacie portalu YouTube. Filmy te będą nagrywane w języku angielskim, niemieckim, arabskim i rosyjskim. Skupiając się głównie na edukacji i pokazywaniu faktycznych możliwości narzędzi, jakim są Oracle Cloud (OCI) i Oracle Application Express (Oracle APEX). Wymaga to zatrudnienia montażysty filmowego, i aktora – modela anglojęzycznego w charakterze prezentera. Do vlogów zamieszczanych na naszym kanale YouTube, będą dołączane linki, do produktów naszego sklepu. A podstawowymi produktami, które chcemy w ten sposób wypromować i sprzedać są gotowe aplikację dla platformy APEX, oraz kursy wideo w różnych językach. Usługą dodatkową, na życzenie klienta, będzie programowanie na zlecenie indywidualnych aplikacji i baz danych Oracle.</text:p>
      <text:p text:style-name="P4"><text:tab/>Drugi etap, to rekrutowanie i zatrudnianie na stałe programistów języka PL/SQL i JavaScript MLE. Jeśli nasza kampania na portalu YouTube, odniesienie sukces – to jest zasięgi wśród osób oglądających, i liczba subskrybentów, będzie wzrastała systematycznie. A także zdobędziemy stałe kontrakty na produkcję i rozwój oprogramowania, z konkretnymi klientami z całego Świata. Wówczas będzie możliwość, tworzenia stabilnych i etatowych stanowisk pracy dla programistów z Polski.</text:p>
      <text:p text:style-name="P4"><text:tab/>Nasza firma nastawia się głównie na kierowanie swojej oferty tworzenia oprogramowania w platformie APEX, do klientów biznesowych z Arabii Saudyjskiej, Zjednoczonych Emiratów Arabskich, Kataru i Kuwejtu. Dlatego też, potrzebujemy inwestorów finansujących zatrudnianie przez naszą firmę tłumacza języka arabskiego koniecznie z dialektem saudyjskim. A także ekspertów od prawa podatkowego państw Bliskiego Wchodu. I to już byłby trzeci i ostatni etap naszej inwestycji.</text:p>
      <text:p text:style-name="P4"><text:tab/>Jednak uczciwie należy stwierdzić, iż inwestowanie w spółki z branży produkcji oprogramowania i filmów edukacyjnych, jest bardzo ryzykowne. Na chwilę obecną nie jesteśmy wstanie przewidzieć, jaka będzie potencjalny zysk netto naszej spółki. Zgodnie z analizą SWOT, wiemy, że na tym konkretnym rynki, są bardzo niskie progi wejścia na rynek, co jest zagrożeniem. Ale też są niskie progi wyjścia z rynku, co daje szanse, na ratowanie przynajmniej części kapitału.</text:p>
      <text:p text:style-name="P4"><text:tab/>Osoby zainteresowanie naszym projektem nowej marki w globalnej branży nisko-kodowej, prosimy o kontakt telefoniczny pod numer tel. 555 444 888.</text:p>
      <text:p text:style-name="Standard"/>
      <text:p text:style-name="P2">Oferty pracy.</text:p>
      <text:p text:style-name="Standard"/>
      <text:p text:style-name="Standard"><text:tab/>W chwili obecnej nie mamy żadnych aktywnych ofert pracy. Jednak zachęcamy Państwa do częstego odwiedzania zakładki „oferty pracy”, gdyż w niedługim czasie planujemy rozpocząć rekrutację, dla montażystów filmowych, tłumaczy, i programistów języka PL/SQL i JavaScript MLE.</text:p>
      <text:p text:style-name="Standard"/>
      <text:p text:style-name="P2">Kontakt z nami.</text:p>
      <text:p text:style-name="P4"/>
      <text:p text:style-name="P4"><text:tab/>Szanowni Państwo. W razie jakiś pytań, prosimy o kontaktowanie się z wybranym przedstawicielem handlowym. Wystarczy się zarejestrować w naszym serwisie. Przy rejestracji należy opłacić podstawową subskrypcję (4,99 EUR). W panelu użytkownika, jest widoczna lista wszystkich naszych przedstawicieli handlowych, wraz z ich numerami telefonów komórkowych, i wskazaniem w jakich językach obsługują naszych klientów. Należy wybrać z listy preferowanego przedstawiciela i napisać do niego wiadomość, lub zadzwonić do niego, uwzględniając godziny dostępności i strefę czasową.</text:p>
      <text:p text:style-name="P4"><text:tab/>W sytuacji kryzysowej, gdy nastąpi awaria naszego serwisu. A także w pozostałych sprawach nie związanych z świadczeniem usług dla klienta, należy zadzwonić do naszego technika dyżurnego pod numer tel. +48 511 656 830.</text:p>
      <text:p text:style-name="P4"><text:tab/>Aktualny statut, regulaminy i politykę prywatności naszego serwisu, znajdziecie Państwo tutaj. [Kliknij tutaj].</text:p>
      <text:p text:style-name="P4"/>
      <text:p text:style-name="P4"><text:soft-page-break/>Korespondencja do administracji Google Corp. w sprawie autoryzacji zewnętrznej.</text:p>
      <text:p text:style-name="P4"/>
      <text:p text:style-name="P4">Korespondencja do administracji portalu Facebook – firma Meta. w sprawie autoryzacji zewnętrznej.</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Demnicki</meta:initial-creator>
    <meta:creation-date>2024-10-17T13:30:03.47</meta:creation-date>
    <meta:generator>OpenOffice/4.1.14$Win32 OpenOffice.org_project/4114m1$Build-9811</meta:generator>
    <dc:date>2024-10-23T19:48:43.90</dc:date>
    <dc:creator>Adam Demnicki</dc:creator>
    <meta:editing-duration>PT6H6M50S</meta:editing-duration>
    <meta:editing-cycles>29</meta:editing-cycles>
    <meta:document-statistic meta:table-count="0" meta:image-count="0" meta:object-count="0" meta:page-count="5" meta:paragraph-count="53" meta:word-count="1843" meta:character-count="13644"/>
  </office:meta>
</office:document-meta>
</file>